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c52f1" officeooo:paragraph-rsid="001c52f1"/>
    </style:style>
    <style:style style:name="T1" style:family="text">
      <style:text-properties officeooo:rsid="001d3fee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Hiring Manager,</text:p>
      <text:p text:style-name="P1"/>
      <text:p text:style-name="P1">I am writing to express my interest in a position within your company. Although I may not have much professional experience, I am eager to learn and work hard to achieve my goals.</text:p>
      <text:p text:style-name="P1"/>
      <text:p text:style-name="P1">I am a motivated and dedicated individual who is passionate about the field of work that your company is involved in. I am willing to learn and develop new skills that will enable me to contribute to the success of the company. I am confident that my positive attitude, strong work ethic, and willingness to learn will enable me to excel in any role.</text:p>
      <text:p text:style-name="P1"/>
      <text:p text:style-name="P1">Although I may not have a lot of experience in the field, I am excited to have the opportunity to work with a team of professionals and gain experience in the industry. I am a quick learner and a team player who is willing to go above and beyond to meet project deadlines and deliver high quality work.</text:p>
      <text:p text:style-name="P1"/>
      <text:p text:style-name="P1">Thank you for considering my application. I look forward to the opportunity to further discuss my skills and how I can contribute to your company. <text:span text:style-name="T1">In the case you want to know more about me I attach my resume.</text:span></text:p>
      <text:p text:style-name="P1"/>
      <text:p text:style-name="P1">Sincerely,</text:p>
      <text:p text:style-name="P2">David Roldá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3:50:35.920000000</meta:creation-date>
    <dc:date>2023-02-20T21:02:31.133000000</dc:date>
    <meta:editing-duration>PT17M47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7" meta:word-count="200" meta:character-count="1083" meta:non-whitespace-character-count="890"/>
  </office:meta>
</office:document-meta>
</file>